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D000000C8CCE297125CF1DCF3.jpg" manifest:media-type="image/jpeg"/>
  <manifest:file-entry manifest:full-path="Pictures/10000201000000E000000091C6648E24292C784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1cd4ac" officeooo:paragraph-rsid="001cd4ac"/>
    </style:style>
    <style:style style:name="P2" style:family="paragraph" style:parent-style-name="Preformatted_20_Text">
      <style:text-properties style:font-name="Liberation Sans" fo:font-size="8pt" officeooo:rsid="001cd4ac" officeooo:paragraph-rsid="001cd4ac" style:font-size-asian="8pt" style:font-size-complex="8pt"/>
    </style:style>
    <style:style style:name="P3" style:family="paragraph" style:parent-style-name="Preformatted_20_Text">
      <style:text-properties style:font-name="Liberation Sans" officeooo:rsid="001cd4ac" officeooo:paragraph-rsid="001cd4ac"/>
    </style:style>
    <style:style style:name="P4" style:family="paragraph" style:parent-style-name="Preformatted_20_Text">
      <style:text-properties style:font-name="Liberation Sans" fo:font-size="9pt" officeooo:rsid="001cd4ac" officeooo:paragraph-rsid="001cd4ac" style:font-size-asian="9pt" style:font-size-complex="9pt"/>
    </style:style>
    <style:style style:name="P5" style:family="paragraph" style:parent-style-name="Preformatted_20_Text">
      <style:text-properties style:font-name="Liberation Sans" fo:font-size="9pt" officeooo:rsid="001cd4ac" officeooo:paragraph-rsid="001ddd0c" style:font-size-asian="9pt" style:font-size-complex="9pt"/>
    </style:style>
    <style:style style:name="P6" style:family="paragraph" style:parent-style-name="Header">
      <style:text-properties style:font-name="Liberation Sans" officeooo:rsid="001cd4ac" officeooo:paragraph-rsid="00244ec5"/>
    </style:style>
    <style:style style:name="P7" style:family="paragraph" style:parent-style-name="Header">
      <style:paragraph-properties fo:text-align="center" style:justify-single-word="false"/>
      <style:text-properties style:font-name="Liberation Sans" fo:font-size="22pt" fo:font-weight="bold" officeooo:rsid="00244ec5" officeooo:paragraph-rsid="00244ec5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style:font-name="Liberation Sans" fo:font-size="12pt" fo:font-weight="normal" officeooo:rsid="0017dfbb" officeooo:paragraph-rsid="00244ec5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style:font-name="Liberation Sans" fo:font-size="12pt" fo:font-weight="normal" officeooo:rsid="00244ec5" officeooo:paragraph-rsid="00244ec5" style:font-size-asian="12pt" style:font-weight-asian="normal" style:font-size-complex="12pt" style:font-weight-complex="normal"/>
    </style:style>
    <style:style style:name="P10" style:family="paragraph" style:parent-style-name="Heading_20_2">
      <style:text-properties style:font-name="Liberation Sans"/>
    </style:style>
    <style:style style:name="T1" style:family="text">
      <style:text-properties officeooo:rsid="001ddd0c"/>
    </style:style>
    <style:style style:name="T2" style:family="text">
      <style:text-properties officeooo:rsid="001fbe5a"/>
    </style:style>
    <style:style style:name="T3" style:family="text">
      <style:text-properties officeooo:rsid="002362b7"/>
    </style:style>
    <style:style style:name="T4" style:family="text">
      <style:text-properties fo:font-variant="normal" fo:text-transform="none" fo:color="#333333" fo:letter-spacing="normal" fo:font-style="normal"/>
    </style:style>
    <style:style style:name="T5" style:family="text">
      <style:text-properties style:font-name="Liberation Sans" officeooo:rsid="001cd4ac"/>
    </style:style>
    <style:style style:name="T6" style:family="text">
      <style:text-properties officeooo:rsid="00244e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ANDRE Valentin<text:tab/><text:tab/></text:p>
      <text:p text:style-name="P6">DEFOSSE Benjamin</text:p>
      <text:p text:style-name="P6">DUQUENNOY Antoine<text:tab/><text:tab/>2016/2017</text:p>
      <text:p text:style-name="P6">NOVEL Mathias</text:p>
      <text:p text:style-name="P6">MARCO Florian</text:p>
      <text:p text:style-name="P6"><text:tab/></text:p>
      <text:p text:style-name="P7">MODE D’EMPLOI</text:p>
      <text:h text:style-name="P10" text:outline-level="2">Compilation :</text:h>
      <text:p text:style-name="P3"/>
      <text:p text:style-name="P4">Le projet est divisé en deux phase<text:span text:style-name="T3">s</text:span> :</text:p>
      <text:p text:style-name="P4"/>
      <text:p text:style-name="P4"><text:tab/>- Pour compiler la 1er phase (Reader) lancer la commande :</text:p>
      <text:p text:style-name="P4"><text:tab/><text:tab/></text:p>
      <text:p text:style-name="P4"><text:tab/><text:tab/>make reader</text:p>
      <text:p text:style-name="P4"/>
      <text:p text:style-name="P4"><text:tab/>- Pour compiler la 2nd phase (Fusion) lancer la commande :</text:p>
      <text:p text:style-name="P4"><text:tab/></text:p>
      <text:p text:style-name="P4"><text:tab/><text:tab/>make fusion</text:p>
      <text:p text:style-name="P4"/>
      <text:p text:style-name="P4"><text:tab/>- Pour compiler tout le projet lancer la commande :</text:p>
      <text:p text:style-name="P4"/>
      <text:p text:style-name="P4"><text:tab/><text:tab/>make (all)</text:p>
      <text:p text:style-name="P2"/>
      <text:h text:style-name="P10" text:outline-level="2">Clean :</text:h>
      <text:p text:style-name="P3"/>
      <text:p text:style-name="P4">Pour nettoyer le projet lancer la commande (supprime les ex<text:span text:style-name="T1">é</text:span>cutables reader et fusion) :</text:p>
      <text:p text:style-name="P4"><text:tab/><text:tab/></text:p>
      <text:p text:style-name="P4"><text:tab/><text:tab/>make clean</text:p>
      <text:p text:style-name="P2"/>
      <text:h text:style-name="P10" text:outline-level="2">Executable :</text:h>
      <text:p text:style-name="P3"/>
      <text:p text:style-name="P4">Après compilation vous obtenez un exécutable par phase :</text:p>
      <text:p text:style-name="P4"/>
      <text:p text:style-name="P4"><text:tab/>- Pour lancer la 1<text:span text:style-name="T2">ère</text:span> phase (Reader) lance<text:span text:style-name="T3">r</text:span> la commande :</text:p>
      <text:p text:style-name="P4"/>
      <text:p text:style-name="P4"><text:tab/><text:tab/>./reader [options] [fichier]</text:p>
      <text:p text:style-name="P5"><text:tab/></text:p>
      <text:p text:style-name="P5"><text:tab/>Avec :</text:p>
      <text:p text:style-name="P5"><text:tab/><text:tab/>- options : <text:tab/></text:p>
      <text:p text:style-name="P5"><text:tab/><text:tab/><text:tab/>* [-a|--all] <text:tab/><text:tab/><text:tab/><text:tab/>Affiche les options -h -S -s -r</text:p>
      <text:p text:style-name="P4"><text:tab/><text:tab/><text:tab/>* [-h|--file-header] <text:tab/><text:tab/><text:tab/>Affiche l'entête du fichier ELF</text:p>
      <text:p text:style-name="P4"><text:tab/><text:tab/><text:tab/>* [-S|--sections] <text:tab/><text:tab/><text:tab/><text:tab/>Affiche la table des sections</text:p>
      <text:p text:style-name="P4"><text:tab/><text:tab/><text:tab/>* [-n &lt;na&gt;|--section-name &lt;na&gt;]<text:tab/><text:tab/>Affiche le contenu de la section de nom &lt;na&gt;</text:p>
      <text:p text:style-name="P4"><text:tab/><text:tab/><text:tab/>* [-N &lt;nb&gt;|--section-number &lt;nb&gt;]<text:tab/><text:tab/>Affiche le contenu de la section d'index &lt;nb&gt;</text:p>
      <text:p text:style-name="P4"><text:tab/><text:tab/><text:tab/>* [-s|--symbols]<text:tab/><text:tab/><text:tab/><text:tab/>Affiche la table des symboles</text:p>
      <text:p text:style-name="P4"><text:tab/><text:tab/><text:tab/>* [-r|--relocs]<text:tab/><text:tab/><text:tab/><text:tab/>Affiche la table de réimplantation</text:p>
      <text:p text:style-name="P4"/>
      <text:p text:style-name="P4"><text:tab/><text:tab/>- fichier : fichier ELF à lire</text:p>
      <text:p text:style-name="P4"/>
      <text:p text:style-name="P4"><text:tab/>- Pour lancer la 2nd phase (Fusion) lance<text:span text:style-name="T3">r</text:span> la commande :</text:p>
      <text:p text:style-name="P4"/>
      <text:p text:style-name="P4"><text:tab/><text:tab/>./fusion [fichier1] [fichier2] [fichier3]</text:p>
      <text:p text:style-name="P5"><text:tab/></text:p>
      <text:p text:style-name="P5"><text:soft-page-break/><text:tab/>Avec :</text:p>
      <text:p text:style-name="P4"><text:tab/><text:tab/>- fichier1 : 1er fichier ELF à fusionner</text:p>
      <text:p text:style-name="P4"><text:tab/><text:tab/>- fichier2 : 2nd fichier ELF à fusionner</text:p>
      <text:p text:style-name="P4"><text:tab/><text:tab/>- fichier3 : fichier résultat de la f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Horizontal_20_Line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style:font-name="Liberation Sans" fo:font-size="12pt" fo:font-weight="normal" officeooo:rsid="0017dfbb" officeooo:paragraph-rsid="00244ec5" style:font-size-asian="12pt" style:font-weight-asian="normal" style:font-size-complex="12pt" style:font-weight-complex="normal"/>
    </style:style>
    <style:style style:name="MP2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style:font-name="Liberation Sans" fo:font-size="12pt" fo:font-weight="normal" officeooo:rsid="00244ec5" officeooo:paragraph-rsid="00244ec5" style:font-size-asian="12pt" style:font-weight-asian="normal" style:font-size-complex="12pt" style:font-weight-complex="normal"/>
    </style:style>
    <style:style style:name="MT1" style:family="text">
      <style:text-properties fo:font-variant="normal" fo:text-transform="none" fo:color="#333333" fo:letter-spacing="normal" fo:font-style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265cm" svg:y="-0.185cm" svg:width="2.515cm" svg:height="1.628cm" draw:z-index="1"><draw:image xlink:href="Pictures/10000201000000E000000091C6648E24292C784C.png" xlink:type="simple" xlink:show="embed" xlink:actuate="onLoad"/></draw:frame><draw:frame draw:style-name="Mfr1" draw:name="Image2" text:anchor-type="paragraph" svg:x="14.887cm" svg:y="-0.263cm" svg:width="1.626cm" svg:height="1.882cm" draw:z-index="3"><draw:image xlink:href="Pictures/10000000000000AD000000C8CCE297125CF1DCF3.jpg" xlink:type="simple" xlink:show="embed" xlink:actuate="onLoad"/></draw:frame><text:span text:style-name="MT1">Projet L3 Informatique S1 <text:s/></text:span></text:p>
        <text:p text:style-name="MP2"><text:span text:style-name="MT1">Mode d’emplo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5:24:45.406662850</dc:date>
    <meta:editing-duration>PT33M6S</meta:editing-duration>
    <meta:editing-cycles>7</meta:editing-cycles>
    <meta:generator>LibreOffice/5.1.4.2$Linux_X86_64 LibreOffice_project/10m0$Build-2</meta:generator>
    <meta:document-statistic meta:table-count="0" meta:image-count="2" meta:object-count="0" meta:page-count="2" meta:paragraph-count="45" meta:word-count="232" meta:character-count="1391" meta:non-whitespace-character-count="1121"/>
  </office:meta>
</office:document-meta>
</file>